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mensuel.framapad.org/p/fabien16?lang=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" meta:word-count="1" meta:character-count="47" meta:non-whitespace-character-count="47"/>
  </office:meta>
</office:document-meta>
</file>